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1cm" svg:stroke-color="#000000" draw:stroke-linejoin="miter" draw:fill="solid" draw:fill-color="#ffffff" draw:textarea-vertical-align="middle" draw:auto-grow-height="false" draw:fit-to-size="false" style:shrink-to-fit="false" fo:min-height="14.339cm" fo:min-width="15.287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51cm" svg:stroke-color="#000000" draw:marker-start-width="0.178cm" draw:marker-end-width="0.178cm" draw:stroke-linejoin="miter" draw:fill="solid" draw:fill-color="#ffffff" draw:textarea-vertical-align="middle" draw:auto-grow-height="false" draw:fit-to-size="false" style:shrink-to-fit="false" fo:min-height="7.816cm" fo:min-width="14.015cm" fo:padding-top="0.115cm" fo:padding-bottom="0.115cm" fo:padding-left="0.24cm" fo:padding-right="0.24cm" fo:wrap-option="wrap"/>
    </style:style>
    <style:style style:name="gr3" style:family="graphic" style:parent-style-name="standard">
      <style:graphic-properties draw:stroke="solid" svg:stroke-width="0.071cm" svg:stroke-color="#000000" draw:stroke-linejoin="miter" draw:fill="solid" draw:fill-color="#00b0f0" draw:textarea-vertical-align="middle" draw:auto-grow-height="false" draw:fit-to-size="false" style:shrink-to-fit="false" fo:min-height="1.722cm" fo:min-width="13.997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solid" svg:stroke-width="0.053cm" svg:stroke-color="#000000" draw:stroke-linejoin="miter" draw:fill="solid" draw:fill-color="#00b0f0" draw:textarea-vertical-align="middle" draw:auto-grow-height="false" draw:fit-to-size="false" style:shrink-to-fit="false" fo:min-height="3.521cm" fo:min-width="3.949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ffff00" draw:textarea-vertical-align="middle" draw:auto-grow-height="false" draw:fit-to-size="false" style:shrink-to-fit="false" fo:min-height="0.889cm" fo:min-width="0.639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88cm" svg:stroke-color="#325490" draw:stroke-linejoin="miter" draw:fill="solid" draw:fill-color="#c00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dash" draw:stroke-dash="Dashed_20__28_var_29__20_4" svg:stroke-width="0.088cm" svg:stroke-color="#325490" draw:stroke-linejoin="miter" draw:fill="solid" draw:fill-color="#c00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solid" svg:stroke-width="0.106cm" svg:stroke-color="#000000" draw:marker-start="msArrowEnd_20_5" draw:marker-start-width="0.318cm" draw:marker-start-center="false" draw:marker-end="msArrowEnd_20_5" draw:marker-end-width="0.318cm" draw:marker-end-center="false" draw:stroke-linejoin="miter" draw:fill="none" draw:textarea-vertical-align="top" draw:auto-grow-height="false" fo:min-height="0.056cm" fo:min-width="0.902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88cm" svg:stroke-color="#325490" draw:stroke-linejoin="miter" draw:fill="solid" draw:fill-color="#ffc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dash" draw:stroke-dash="Dashed_20__28_var_29__20_5" svg:stroke-width="0.088cm" svg:stroke-color="#325490" draw:stroke-linejoin="miter" draw:fill="solid" draw:fill-color="#ffc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solid" svg:stroke-width="0.106cm" svg:stroke-color="#000000" draw:marker-start="msArrowEnd_20_5" draw:marker-start-width="0.318cm" draw:marker-start-center="false" draw:marker-end="msArrowEnd_20_5" draw:marker-end-width="0.318cm" draw:marker-end-center="false" draw:stroke-linejoin="miter" draw:fill="none" draw:textarea-vertical-align="top" draw:auto-grow-height="false" fo:min-height="1.733cm" fo:min-width="0.876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dash" draw:stroke-dash="Dashed_20__28_var_29__20_4" svg:stroke-width="0.088cm" svg:stroke-color="#325490" draw:stroke-linejoin="miter" draw:fill="solid" draw:fill-color="#c00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style:shrink-to-fit="false" fo:min-height="0.746cm" fo:min-width="1.99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solid" svg:stroke-width="0.071cm" svg:stroke-color="#000000" draw:marker-start="msArrowEnd_20_5" draw:marker-start-width="0.213cm" draw:marker-start-center="false" draw:marker-end="msArrowEnd_20_5" draw:marker-end-width="0.213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53cm" svg:stroke-color="#000000" draw:marker-start-width="0.173cm" draw:marker-end-width="0.173cm" draw:stroke-linejoin="miter" draw:fill="solid" draw:fill-color="#7030a0" draw:opacity="99%" draw:textarea-vertical-align="middle" draw:auto-grow-height="false" draw:fit-to-size="false" style:shrink-to-fit="false" fo:min-height="0.633cm" fo:min-width="2.672cm" fo:padding-top="0.116cm" fo:padding-bottom="0.116cm" fo:padding-left="0.241cm" fo:padding-right="0.241cm" fo:wrap-option="wrap"/>
      <style:paragraph-properties style:writing-mode="lr-tb"/>
    </style:style>
    <style:style style:name="gr18" style:family="graphic" style:parent-style-name="standard">
      <style:graphic-properties draw:stroke="solid" svg:stroke-width="0.053cm" svg:stroke-color="#000000" draw:marker-start-width="0.173cm" draw:marker-end-width="0.173cm" draw:stroke-linejoin="miter" draw:fill="solid" draw:fill-color="#f2f2f2" draw:textarea-vertical-align="middle" draw:auto-grow-height="false" draw:fit-to-size="false" style:shrink-to-fit="false" fo:min-height="1.724cm" fo:min-width="0.651cm" fo:padding-top="0.116cm" fo:padding-bottom="0.116cm" fo:padding-left="0.241cm" fo:padding-right="0.241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0000" loext:opacity="100%" fo:font-size="18pt" fo:hyphenate="false"/>
    </style:style>
    <style:style style:name="P3" style:family="paragraph">
      <loext:graphic-properties draw:fill="solid" draw:fill-color="#00b0f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loext:opacity="100%" fo:font-size="18pt" fo:hyphenate="false"/>
    </style:style>
    <style:style style:name="P4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9" style:family="paragraph">
      <loext:graphic-properties draw:fill="solid" draw:fill-color="#c00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solid" draw:fill-color="#ffc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solid" draw:fill-color="#c00000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loext:graphic-properties draw:fill="solid" draw:fill-color="#7030a0" draw:opacity="99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: Rounded Corners 174" draw:style-name="gr1" draw:text-style-name="P1" draw:layer="layout" svg:width="17.365cm" svg:height="16.167cm" svg:x="8.906cm" svg:y="3.76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12" draw:style-name="gr2" draw:text-style-name="P1" draw:layer="layout" svg:width="14.494cm" svg:height="8.045cm" svg:x="10.36cm" svg:y="8.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" draw:text-style-name="P3" draw:layer="layout" svg:width="14.496cm" svg:height="1.971cm" svg:x="10.36cm" svg:y="16.664cm">
          <text:p text:style-name="P2"><text:span text:style-name="T1">Op</text:span><text:span text:style-name="T1">en</text:span><text:span text:style-name="T1">CL </text:span><text:span text:style-name="T1">pla</text:span><text:span text:style-name="T1">tfo</text:span><text:span text:style-name="T1">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" draw:text-style-name="P4" draw:layer="layout" svg:width="4.448cm" svg:height="3.77cm" svg:x="10.959cm" svg:y="12.3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5" draw:text-style-name="P6" draw:layer="layout" svg:width="2.501cm" svg:height="1.013cm" svg:x="16.388cm" svg:y="7.72cm">
          <text:p text:style-name="P5"><text:span text:style-name="T1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8" draw:style-name="gr6" draw:text-style-name="P7" draw:layer="layout" svg:width="1.609cm" svg:height="1.609cm" svg:x="11.437cm" svg:y="6.6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8" draw:style-name="gr7" draw:text-style-name="P9" draw:layer="layout" svg:width="3.057cm" svg:height="1.032cm" svg:x="16.103cm" svg:y="14.407cm">
          <text:p text:style-name="P8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8" draw:text-style-name="P9" draw:layer="layout" svg:width="3.057cm" svg:height="1.032cm" svg:x="11.642cm" svg:y="14.714cm">
          <text:p text:style-name="P8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4" draw:text-style-name="P4" draw:layer="layout" svg:width="4.448cm" svg:height="3.77cm" svg:x="19.915cm" svg:y="12.3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8" draw:style-name="gr9" draw:text-style-name="P10" draw:layer="layout" svg:width="1.402cm" svg:height="0.306cm" svg:x="14.7cm" svg:y="14.92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81" draw:style-name="gr10" draw:text-style-name="P11" draw:layer="layout" svg:width="3.057cm" svg:height="1.032cm" svg:x="16.096cm" svg:y="12.693cm">
          <text:p text:style-name="P8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11" draw:text-style-name="P11" draw:layer="layout" svg:width="3.057cm" svg:height="1.032cm" svg:x="20.53cm" svg:y="14.678cm">
          <text:p text:style-name="P8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6" draw:style-name="gr12" draw:text-style-name="P10" draw:layer="layout" svg:width="1.376cm" svg:height="1.983cm" svg:x="19.153cm" svg:y="13.20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89" draw:style-name="gr5" draw:text-style-name="P6" draw:layer="layout" svg:width="3.818cm" svg:height="1.013cm" svg:x="11.275cm" svg:y="12.363cm">
          <text:p text:style-name="P5"><text:span text:style-name="T1">Device (C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" draw:style-name="gr13" draw:text-style-name="P12" draw:layer="layout" svg:width="3.057cm" svg:height="1.032cm" svg:x="11.642cm" svg:y="13.4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1" draw:style-name="gr5" draw:text-style-name="P6" draw:layer="layout" svg:width="3.877cm" svg:height="1.013cm" svg:x="20.22cm" svg:y="12.46cm">
          <text:p text:style-name="P5"><text:span text:style-name="T1">Device (G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5" draw:style-name="gr14" draw:text-style-name="P10" draw:layer="layout" svg:x1="12.226cm" svg:y1="8.284cm" svg:x2="12.226cm" svg:y2="12.344cm">
          <text:p/>
        </draw:line>
        <draw:custom-shape draw:name="Oval 135" draw:style-name="gr6" draw:text-style-name="P7" draw:layer="layout" svg:width="1.609cm" svg:height="1.609cm" svg:x="13.2cm" svg:y="6.6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6" draw:style-name="gr14" draw:text-style-name="P10" draw:layer="layout" svg:x1="16.192cm" svg:y1="6.35cm" svg:x2="14.809cm" svg:y2="7.164cm">
          <text:p/>
        </draw:line>
        <draw:custom-shape draw:name="Rectangle: Rounded Corners 144" draw:style-name="gr15" draw:text-style-name="P13" draw:layer="layout" svg:width="2.596cm" svg:height="1.102cm" svg:x="11.834cm" svg:y="4.445cm">
          <text:p text:style-name="P8"><text:span text:style-name="T2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: Rounded Corners 147" draw:style-name="gr15" draw:text-style-name="P13" draw:layer="layout" svg:width="2.596cm" svg:height="1.102cm" svg:x="21.709cm" svg:y="4.451cm">
          <text:p text:style-name="P8"><text:span text:style-name="T2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line draw:name="Straight Connector 150" draw:style-name="gr16" draw:text-style-name="P10" draw:layer="layout" svg:x1="13.148cm" svg:y1="5.547cm" svg:x2="13.616cm" svg:y2="6.798cm">
          <text:p/>
        </draw:line>
        <draw:custom-shape draw:name="TextBox 175" draw:style-name="gr5" draw:text-style-name="P6" draw:layer="layout" svg:width="2.869cm" svg:height="1.775cm" svg:x="16.181cm" svg:y="1.805cm">
          <text:p text:style-name="P5"><text:span text:style-name="T3">Ho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" draw:text-style-name="P14" draw:layer="layout" svg:width="3.153cm" svg:height="0.864cm" svg:x="16.059cm" svg:y="11.049cm">
          <text:p text:style-name="P8"><text:span text:style-name="T2">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5" draw:style-name="gr18" draw:text-style-name="P15" draw:layer="layout" svg:width="1.132cm" svg:height="1.955cm" svg:x="17.183cm" svg:y="9.0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6" draw:style-name="gr19" draw:text-style-name="P16" draw:layer="layout" svg:width="2.269cm" svg:height="1.013cm" draw:transform="rotate (1.5707963267949) translate (17.199cm 11.227cm)">
          <text:p text:style-name="P8"><text:span text:style-name="T1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8" draw:text-style-name="P15" draw:layer="layout" svg:width="1.132cm" svg:height="1.955cm" svg:x="16.058cm" svg:y="9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9" draw:text-style-name="P16" draw:layer="layout" svg:width="2.269cm" svg:height="1.013cm" draw:transform="rotate (1.5707963267949) translate (16.084cm 11.228cm)">
          <text:p text:style-name="P8"><text:span text:style-name="T1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" draw:style-name="gr16" draw:text-style-name="P10" draw:layer="layout" svg:x1="22.551cm" svg:y1="5.553cm" svg:x2="21.797cm" svg:y2="6.798cm">
          <text:p/>
        </draw:line>
        <draw:line draw:name="Straight Connector 2" draw:style-name="gr14" draw:text-style-name="P10" draw:layer="layout" svg:x1="14.008cm" svg:y1="8.283cm" svg:x2="14.008cm" svg:y2="12.343cm">
          <text:p/>
        </draw:line>
        <draw:line draw:name="Straight Connector 3" draw:style-name="gr14" draw:text-style-name="P10" draw:layer="layout" svg:x1="19.05cm" svg:y1="6.35cm" svg:x2="20.537cm" svg:y2="7.205cm">
          <text:p/>
        </draw:line>
        <draw:frame draw:style-name="gr20" draw:text-style-name="P18" draw:layer="layout" svg:width="3.692cm" svg:height="1.673cm" svg:x="15.875cm" svg:y="5.08cm">
          <draw:text-box>
            <text:p text:style-name="P17">Command</text:p>
            <text:p text:style-name="P17">queues</text:p>
          </draw:text-box>
        </draw:frame>
        <draw:line draw:name="Straight Connector 4" draw:style-name="gr14" draw:text-style-name="P10" draw:layer="layout" svg:x1="16.059cm" svg:y1="11.913cm" svg:x2="15.407cm" svg:y2="12.344cm">
          <text:p/>
        </draw:line>
        <draw:line draw:name="Straight Connector 5" draw:style-name="gr14" draw:text-style-name="P10" draw:layer="layout" svg:x1="19.212cm" svg:y1="11.913cm" svg:x2="19.915cm" svg:y2="12.344cm">
          <text:p/>
        </draw:line>
        <draw:custom-shape draw:name="Oval 1" draw:style-name="gr6" draw:text-style-name="P7" draw:layer="layout" svg:width="1.609cm" svg:height="1.609cm" svg:x="20.537cm" svg:y="6.6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" draw:style-name="gr14" draw:text-style-name="P10" draw:layer="layout" svg:x1="21.326cm" svg:y1="8.275cm" svg:x2="21.326cm" svg:y2="12.335cm">
          <text:p/>
        </draw:line>
        <draw:custom-shape draw:name="Oval 2" draw:style-name="gr6" draw:text-style-name="P7" draw:layer="layout" svg:width="1.609cm" svg:height="1.609cm" svg:x="22.3cm" svg:y="6.6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" draw:style-name="gr14" draw:text-style-name="P10" draw:layer="layout" svg:x1="23.108cm" svg:y1="8.274cm" svg:x2="23.108cm" svg:y2="12.33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msArrowEnd_20_5" draw:display-name="msArrowEnd 5" svg:viewBox="0 0 300 300" svg:d="M150 0l150 300h-300z"/>
    <draw:stroke-dash draw:name="Dash_20_Dot_20_4" draw:display-name="Dash Dot 4" draw:style="rect" draw:dots1="1" draw:dots1-length="0.02cm" draw:dots2="1" draw:dots2-length="0.02cm" draw:distance="0.02cm"/>
    <draw:stroke-dash draw:name="Dashed_20__28_var_29__20_4" draw:display-name="Dashed (var) 4" draw:style="rect" draw:dots2="1" draw:dots2-length="0.264cm" draw:distance="0.088cm"/>
    <draw:stroke-dash draw:name="Dashed_20__28_var_29__20_5" draw:display-name="Dashed (var) 5" draw:style="rect" draw:dots2="1" draw:dots2-length="0.352cm" draw:distance="0.264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stroke-linejoin="round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1cm" svg:stroke-color="#000000" draw:marker-start-width="0.279cm" draw:marker-end="Arrow_20_short" draw:marker-end-width="0.27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5.72cm" fo:page-height="45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31T11:34:14.642354433</meta:creation-date>
    <dc:date>2022-01-04T13:56:00.972577915</dc:date>
    <meta:editing-duration>PT1H34M14S</meta:editing-duration>
    <meta:editing-cycles>6</meta:editing-cycles>
    <meta:generator>LibreOffice/7.2.2.2$Linux_X86_64 LibreOffice_project/20$Build-2</meta:generator>
    <meta:document-statistic meta:object-count="38"/>
  </office:meta>
</office:document-meta>
</file>